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draw:marker-start-width="0.076cm" draw:marker-end-width="0.076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draw:marker-start-width="0.279cm" draw:marker-end="Arrow" draw:marker-end-width="0.203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076cm" draw:marker-end="Arrow" draw:marker-end-width="0.20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679cm"/>
    </style:style>
    <style:style style:name="gr8" style:family="graphic" style:parent-style-name="objectwithoutfill">
      <style:graphic-properties draw:stroke="dash" draw:stroke-dash="Ultrafine_20_2_20_Dots_20_3_20_Dashes" svg:stroke-width="0.051cm" draw:marker-start-width="0.279cm" draw:marker-end="Arrow" draw:marker-end-width="0.20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.051cm" svg:stroke-color="#000000" draw:marker-start-width="0.076cm" draw:marker-end-width="0.076cm" draw:fill="none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26cm" svg:height="1.397cm" svg:x="1.889cm" svg:y="2.416cm">
          <text:p text:style-name="P1"><text:span text:style-name="T1">led_requ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" draw:id="id3" draw:layer="layout" svg:width="4.826cm" svg:height="1.397cm" svg:x="1.889cm" svg:y="10.01cm">
          <text:p text:style-name="P1"><text:span text:style-name="T1">comman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5" draw:id="id5" draw:layer="layout" svg:width="4.826cm" svg:height="1.397cm" svg:x="1.889cm" svg:y="12.677cm">
          <text:p text:style-name="P1"><text:span text:style-name="T1">subsystem_inf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5.461cm" svg:height="1.397cm" svg:x="8.747cm" svg:y="2.416cm">
          <text:p text:style-name="P1"><text:span text:style-name="T1">led_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5.461cm" svg:height="1.397cm" svg:x="8.747cm" svg:y="10.017cm">
          <text:p text:style-name="P1"><text:span text:style-name="T1">command_handling_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5.461cm" svg:height="1.397cm" svg:x="8.747cm" svg:y="12.677cm">
          <text:p text:style-name="P1"><text:span text:style-name="T1">subsystem_info_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.826cm" svg:height="3.189cm" svg:x="1.889cm" svg:y="15.478cm">
          <text:p text:style-name="P1"><text:span text:style-name="T1">variance / fix</text:span></text:p>
          <text:p text:style-name="P1"><text:span text:style-name="T1">battery voltage</text:span></text:p>
          <text:p text:style-name="P1"><text:span text:style-name="T1">pp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8" draw:id="id8" draw:layer="layout" svg:width="5.461cm" svg:height="1.397cm" svg:x="8.747cm" svg:y="15.471cm">
          <text:p text:style-name="P1"><text:span text:style-name="T1">monitoring loop (main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5.461cm" svg:height="1.397cm" svg:x="33.258cm" svg:y="9.464cm">
          <text:p text:style-name="P1"><text:span text:style-name="T1">mavlink a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30.439cm" svg:y1="1.554cm" svg:x2="30.439cm" svg:y2="17.81cm">
          <text:p/>
        </draw:line>
        <draw:connector draw:style-name="gr5" draw:text-style-name="P1" draw:layer="layout" svg:x1="6.224cm" svg:y1="3.115cm" svg:x2="8.747cm" svg:y2="3.115cm" draw:start-shape="id1" draw:start-glue-point="9" draw:end-shape="id2" draw:end-glue-point="5" svg:d="m6224 3115h2523">
          <text:p/>
        </draw:connector>
        <draw:connector draw:style-name="gr6" draw:text-style-name="P1" draw:layer="layout" svg:x1="6.224cm" svg:y1="10.709cm" svg:x2="8.747cm" svg:y2="10.716cm" draw:start-shape="id3" draw:start-glue-point="9" draw:end-shape="id4" draw:end-glue-point="5" svg:d="m6224 10709h1507v7h1016">
          <text:p/>
        </draw:connector>
        <draw:connector draw:style-name="gr6" draw:text-style-name="P1" draw:layer="layout" svg:x1="6.224cm" svg:y1="13.376cm" svg:x2="8.747cm" svg:y2="13.376cm" draw:start-shape="id5" draw:start-glue-point="9" draw:end-shape="id6" draw:end-glue-point="5" svg:d="m6224 13376h2523">
          <text:p/>
        </draw:connector>
        <draw:connector draw:style-name="gr6" draw:text-style-name="P1" draw:layer="layout" draw:line-skew="-0.635cm" svg:x1="6.224cm" svg:y1="17.073cm" svg:x2="8.747cm" svg:y2="16.17cm" draw:start-shape="id7" draw:start-glue-point="9" draw:end-shape="id8" draw:end-glue-point="5" svg:d="m6224 17073h872v-903h1651">
          <text:p/>
        </draw:connector>
        <draw:custom-shape draw:style-name="gr2" draw:text-style-name="P2" xml:id="id13" draw:id="id13" draw:layer="layout" svg:width="4.826cm" svg:height="2.921cm" svg:x="24.495cm" svg:y="11.936cm">
          <text:p text:style-name="P1"><text:span text:style-name="T1">global_data_sys_sta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9" draw:id="id9" draw:layer="layout" svg:width="4.826cm" svg:height="2.921cm" svg:x="24.905cm" svg:y="2.417cm">
          <text:p text:style-name="P1"><text:span text:style-name="T1">global_data_mavlink</text:span><text:span text:style-name="T1"><text:line-break/></text:span><text:span text:style-name="T1">_message_o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7" draw:text-style-name="P3" draw:layer="layout" svg:width="3.179cm" svg:height="0.645cm" svg:x="29.19cm" svg:y="3.921cm">
          <draw:text-box>
            <text:p><text:span text:style-name="T1">broadcast</text:span></text:p>
          </draw:text-box>
        </draw:frame>
        <draw:connector draw:style-name="gr8" draw:text-style-name="P1" draw:layer="layout" svg:x1="24.394cm" svg:y1="7.095cm" svg:x2="25.387cm" svg:y2="3.878cm" draw:end-shape="id9" draw:end-glue-point="6" svg:d="m24394 7095h-15v-3217h1008">
          <text:p/>
        </draw:connector>
        <draw:custom-shape draw:style-name="gr1" draw:text-style-name="P2" xml:id="id10" draw:id="id10" draw:layer="layout" svg:width="4.826cm" svg:height="1.397cm" svg:x="1.89cm" svg:y="5.017cm">
          <text:p text:style-name="P1"><text:span text:style-name="T1">buzzer_requ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1" draw:id="id11" draw:layer="layout" svg:width="5.461cm" svg:height="1.397cm" svg:x="8.748cm" svg:y="5.017cm">
          <text:p text:style-name="P1"><text:span text:style-name="T1">buzzer_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225cm" svg:y1="5.716cm" svg:x2="8.748cm" svg:y2="5.716cm" draw:start-shape="id10" draw:start-glue-point="9" draw:end-shape="id11" draw:end-glue-point="5" svg:d="m6225 5716h2523">
          <text:p/>
        </draw:connector>
        <draw:custom-shape draw:style-name="gr9" draw:text-style-name="P2" xml:id="id12" draw:id="id12" draw:layer="layout" svg:width="5.461cm" svg:height="1.397cm" svg:x="17.035cm" svg:y="12.698cm">
          <text:p text:style-name="P1"><text:span text:style-name="T1">state machine handl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4.208cm" svg:y1="10.716cm" svg:x2="17.035cm" svg:y2="13.397cm" draw:start-shape="id4" draw:start-glue-point="7" draw:end-shape="id12" draw:end-glue-point="5" svg:d="m14208 10716h1413v2681h1414">
          <text:p/>
        </draw:connector>
        <draw:connector draw:style-name="gr6" draw:text-style-name="P1" draw:layer="layout" svg:x1="14.208cm" svg:y1="13.376cm" svg:x2="17.035cm" svg:y2="13.397cm" draw:start-shape="id6" draw:start-glue-point="7" draw:end-shape="id12" draw:end-glue-point="5" svg:d="m14208 13376h1413v21h1414">
          <text:p/>
        </draw:connector>
        <draw:connector draw:style-name="gr6" draw:text-style-name="P1" draw:layer="layout" svg:x1="14.208cm" svg:y1="16.17cm" svg:x2="17.035cm" svg:y2="13.397cm" draw:start-shape="id8" draw:start-glue-point="7" draw:end-shape="id12" draw:end-glue-point="5" svg:d="m14208 16170h1413v-2773h1414">
          <text:p/>
        </draw:connector>
        <draw:connector draw:style-name="gr6" draw:text-style-name="P1" draw:layer="layout" svg:x1="22.496cm" svg:y1="13.397cm" svg:x2="24.977cm" svg:y2="13.397cm" draw:start-shape="id12" draw:start-glue-point="7" draw:end-shape="id13" draw:end-glue-point="6" svg:d="m22496 13397h2481">
          <text:p/>
        </draw:connector>
        <draw:connector draw:style-name="gr6" draw:text-style-name="P1" draw:layer="layout" draw:line-skew="-0.152cm" svg:x1="29.24cm" svg:y1="3.878cm" svg:x2="33.258cm" svg:y2="10.163cm" draw:start-shape="id9" draw:start-glue-point="9" draw:end-shape="id14" draw:end-glue-point="5" svg:d="m29240 3878h2103v6285h1915">
          <text:p/>
        </draw:connector>
        <draw:connector draw:style-name="gr6" draw:text-style-name="P1" draw:layer="layout" draw:line-skew="0.053cm" svg:x1="28.83cm" svg:y1="13.397cm" svg:x2="33.258cm" svg:y2="10.163cm" draw:start-shape="id13" draw:start-glue-point="9" draw:end-shape="id14" draw:end-glue-point="5" svg:d="m28830 13397h2513v-3234h1915">
          <text:p/>
        </draw:connector>
        <draw:frame draw:style-name="gr7" draw:text-style-name="P3" draw:layer="layout" svg:width="3.179cm" svg:height="0.645cm" svg:x="29.191cm" svg:y="13.522cm">
          <draw:text-box>
            <text:p><text:span text:style-name="T1">broadcast</text:span></text:p>
          </draw:text-box>
        </draw:frame>
        <draw:custom-shape draw:style-name="gr1" draw:text-style-name="P2" xml:id="id15" draw:id="id15" draw:layer="layout" svg:width="4.826cm" svg:height="1.397cm" svg:x="1.865cm" svg:y="7.491cm">
          <text:p text:style-name="P1"><text:span text:style-name="T1">param_s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6" draw:id="id16" draw:layer="layout" svg:width="5.461cm" svg:height="1.397cm" svg:x="8.723cm" svg:y="7.491cm">
          <text:p text:style-name="P1"><text:span text:style-name="T1">parameter_set_handling_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2cm" svg:y1="8.19cm" svg:x2="8.723cm" svg:y2="8.19cm" draw:start-shape="id15" draw:start-glue-point="9" draw:end-shape="id16" draw:end-glue-point="5" svg:d="m6200 8190h25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ubler</meta:initial-creator>
    <meta:creation-date>2012-04-18T14:25:49</meta:creation-date>
    <dc:date>2012-06-19T09:34:02</dc:date>
    <dc:creator>Thomas Gubler</dc:creator>
    <meta:editing-duration>PT1H39M43S</meta:editing-duration>
    <meta:editing-cycles>26</meta:editing-cycles>
    <meta:generator>LibreOffice/3.5$Linux_X86_64 LibreOffice_project/350m1$Build-2</meta:generator>
    <meta:document-statistic meta:object-count="32"/>
  </office:meta>
</office:document-meta>
</file>